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  <style:font-face style:name="Ubunut" svg:font-family="Ubunut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d90b7" officeooo:paragraph-rsid="000d90b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d90b7" officeooo:paragraph-rsid="001258ab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db66c" officeooo:paragraph-rsid="000db66c" style:font-size-asian="14pt" style:font-size-complex="14pt"/>
    </style:style>
    <style:style style:name="P5" style:family="paragraph" style:parent-style-name="Standard">
      <style:paragraph-properties fo:margin-top="0.101cm" fo:margin-bottom="0.101cm" style:contextual-spacing="false" fo:line-height="150%"/>
      <style:text-properties style:font-name="Ubuntu" fo:font-size="14pt" officeooo:rsid="000fcacf" officeooo:paragraph-rsid="000fcacf" style:font-size-asian="14pt" style:font-size-complex="14pt"/>
    </style:style>
    <style:style style:name="P6" style:family="paragraph" style:parent-style-name="Standard">
      <style:paragraph-properties fo:margin-top="0.101cm" fo:margin-bottom="0.101cm" style:contextual-spacing="false" fo:line-height="150%"/>
      <style:text-properties style:font-name="Ubuntu" fo:font-size="14pt" officeooo:rsid="00110969" officeooo:paragraph-rsid="00110969" style:font-size-asian="14pt" style:font-size-complex="14pt"/>
    </style:style>
    <style:style style:name="P7" style:family="paragraph" style:parent-style-name="Standard">
      <style:paragraph-properties fo:margin-top="0.101cm" fo:margin-bottom="0.101cm" style:contextual-spacing="false" fo:line-height="150%"/>
      <style:text-properties style:font-name="Ubuntu" fo:font-size="14pt" officeooo:rsid="00110e84" officeooo:paragraph-rsid="00110e84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258ab" officeooo:paragraph-rsid="001258ab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4666f" officeooo:paragraph-rsid="0014666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56bb6" officeooo:paragraph-rsid="00156bb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62fbd" officeooo:paragraph-rsid="00162fbd" style:font-size-asian="14pt" style:font-size-complex="14pt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Ubuntu" officeooo:rsid="000d90b7"/>
    </style:style>
    <style:style style:name="P1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4" style:family="paragraph" style:parent-style-name="Heading_20_2">
      <style:paragraph-properties fo:line-height="150%" fo:text-align="center" style:justify-single-word="false"/>
      <style:text-properties style:font-name="Ubuntu" officeooo:rsid="00178df9" officeooo:paragraph-rsid="00178df9"/>
    </style:style>
    <style:style style:name="P15" style:family="paragraph" style:parent-style-name="Heading_20_2">
      <style:paragraph-properties fo:line-height="150%" fo:text-align="center" style:justify-single-word="false" style:writing-mode="lr-tb"/>
      <style:text-properties style:font-name="Ubuntu" officeooo:rsid="00178df9" officeooo:paragraph-rsid="001a84d7"/>
    </style:style>
    <style:style style:name="P16" style:family="paragraph" style:parent-style-name="Heading_20_2">
      <style:paragraph-properties fo:line-height="150%" fo:text-align="center" style:justify-single-word="false" style:writing-mode="lr-tb"/>
      <style:text-properties style:font-name="Ubuntu" officeooo:rsid="00178df9" officeooo:paragraph-rsid="001b222f"/>
    </style:style>
    <style:style style:name="P17" style:family="paragraph" style:parent-style-name="Standard">
      <style:paragraph-properties fo:line-height="150%"/>
      <style:text-properties style:font-name="Ubuntu" fo:font-size="14pt" officeooo:rsid="000d90b7" officeooo:paragraph-rsid="000d90b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78df9" officeooo:paragraph-rsid="00178df9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db66c" officeooo:paragraph-rsid="000db66c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91126" officeooo:paragraph-rsid="001949be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a84d7" officeooo:paragraph-rsid="001a84d7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62fbd" officeooo:paragraph-rsid="00162fbd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b0576" officeooo:paragraph-rsid="001b0576" style:font-size-asian="14pt" style:font-size-complex="14pt"/>
    </style:style>
    <style:style style:name="P24" style:family="paragraph" style:parent-style-name="Standard">
      <style:paragraph-properties fo:line-height="150%" style:writing-mode="lr-tb"/>
      <style:text-properties style:font-name="Ubuntu" fo:font-size="14pt" fo:font-weight="bold" officeooo:rsid="001b0576" officeooo:paragraph-rsid="001b057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style:writing-mode="lr-tb"/>
      <style:text-properties style:font-name="Ubuntu" fo:font-size="14pt" fo:font-weight="bold" officeooo:rsid="001b222f" officeooo:paragraph-rsid="001b222f" style:font-size-asian="14pt" style:font-weight-asian="bold" style:font-size-complex="14pt" style:font-weight-complex="bold"/>
    </style:style>
    <style:style style:name="T1" style:family="text">
      <style:text-properties officeooo:rsid="00110969"/>
    </style:style>
    <style:style style:name="T2" style:family="text">
      <style:text-properties officeooo:rsid="001293e0"/>
    </style:style>
    <style:style style:name="T3" style:family="text">
      <style:text-properties officeooo:rsid="00178df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49be"/>
    </style:style>
    <style:style style:name="T6" style:family="text">
      <style:text-properties officeooo:rsid="001a84d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222f" style:font-weight-asian="normal" style:font-weight-complex="normal"/>
    </style:style>
    <style:style style:name="T9" style:family="text">
      <style:text-properties officeooo:rsid="001b22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 text:is-list-header="true">Fluxo de Leitura</text:h>
      <text:p text:style-name="P8">Um importante aspecto de muitos designs é a direção que os olhos percorrem <text:span text:style-name="T3">ao explorar o conteudo</text:span>, <text:span text:style-name="T3">sempre começando pelo ponto de entrada e passando por diferentes elementos visuais até chegar ao ponto de saida,</text:span> por isso o fluxo de leitura irá fornecer aos olhos dos usuarios um caminho <text:span text:style-name="T3">especifico</text:span> a seguir. Para funcionar ele precisará responder as seguintes questões: como os olhos se movem pela pagina? Os usuarios sabem exatamente para onde olhar em seguida? Essa direção percorrida pelos olhos é logica? <text:span text:style-name="T2">Etc.</text:span></text:p>
      <text:p text:style-name="P3"/>
      <text:p text:style-name="P9">Estudos mostraram que nossos olhos traçam movimentos padrões ao observar coisas especificas, esses movimentos criam a forma de um “E”, “F” ou “Z”. Ou seja, a melhor opção é inserir o conteudo principal no lado esquerdo superior da pagina ou na região superior.</text:p>
      <text:p text:style-name="P10">Em geral os olhos se movem naturalmente do canto superior esquerdo ao canto inferior direito, em um movimento de varredura.</text:p>
      <text:p text:style-name="P2"/>
      <text:p text:style-name="P11">A melhor opção é adaptar o fluxo e a direção conforme cada caso, é preciso apenas saber a direção em que os olhos se movem.</text:p>
      <text:p text:style-name="P2"/>
      <text:p text:style-name="P11">Resumindo: O fluxo e a direção do design encorajam os usuarios a lerem e consumirem o texto ao mesmo tempo que assimilam a imagem. <text:span text:style-name="T6">Por isso compreender como as pessoas exploram visualmente um design e otimizar esse fluxo é essencial para criar designs que comuniquem de forma eficaz e impactante.</text:span></text:p>
      <text:p text:style-name="P11"/>
      <text:p text:style-name="P11"/>
      <text:p text:style-name="P11"/>
      <text:p text:style-name="P11"><text:soft-page-break/>____________________________________________________________________</text:p>
      <text:h text:style-name="P13" text:outline-level="2">Por que o fluxo de leitura é importante?</text:h>
      <text:p text:style-name="P18">Desempenha um papel crucial na eficacia de um design:</text:p>
      <text:p text:style-name="P2"/>
      <text:p text:style-name="P18"><text:span text:style-name="T4">Comunicação Eficiente –</text:span> Garante que as informações sejam apresentadas de forma clara e logica, facilitando a compreensão do conteudo.</text:p>
      <text:p text:style-name="P18"><text:span text:style-name="T4">Destaque de Elementos-Chave –</text:span> Permite destacar elementos importantes do design, como titulos, chamadas para ação e informações essenciais. Isso ajuda a direcionar a atenção do publico para o que é mais relevante.</text:p>
      <text:p text:style-name="P18"><text:span text:style-name="T4">Experiencia do Usuario –</text:span> Em sites ou aplicativos o fluxo de leitura afeta a UX. Uma disposição bem planejada pode tornar a navegação mais intuitiva e agradavel.</text:p>
      <text:p text:style-name="P18">Impacto Visual – Tambem influencia o impacto visual do design. Uma boa organização visual pode tornar o design mais atraente e envolvente.</text:p>
      <text:h text:style-name="P14" text:outline-level="2">Fluxo “Z”</text:h>
      <text:p text:style-name="P20">O olhar do usuario começa no canto superior esquerdo, depois vai para o canto superior direito, desce diagonalmente para o canto inferior esquerdo, e finalmemte percorre para o canto inferior direito. <text:span text:style-name="T5">Esse tipo de leitura é comum em lugares que tem pouco texto e muitos elementos visuais como botões, formas e pequenas caixas explicativas: designs impressos, paginas web com muito conteudo visual e landing pages.</text:span></text:p>
      <text:h text:style-name="P14" text:outline-level="2"><text:soft-page-break/>Fluxo “F”</text:h>
      <text:p text:style-name="P21">Os olhos percorrem horizontalmente a parte superior (da esquerda para a direita), depois descem um pouco e fazem outra passagem horizontal, e finalmente descem para o resto do conteudo. É comum em sites com muito conteudo textual.</text:p>
      <text:p text:style-name="P4"/>
      <text:h text:style-name="P15" text:outline-level="2">Fluxo <text:span text:style-name="T6">de leitura vertical</text:span></text:h>
      <text:p text:style-name="P21">Os olhos se movem de cima para baixo, explorando o conteudo. É comum em designs de uma única linha como blogs e artigos online.</text:p>
      <text:p text:style-name="P21">____________________________________________________________________</text:p>
      <text:h text:style-name="P15" text:outline-level="2"><text:span text:style-name="T6">Como fazer o f</text:span>luxo “<text:span text:style-name="T6">Z”</text:span></text:h>
      <text:p text:style-name="P23">Primeiro é preciso determinar qual a informação que será incluida, para isso é preciso saber:</text:p>
      <text:p text:style-name="P23">- Para quais elementos da pagina os olhos do usuario precisam ser atraidos de imediato.</text:p>
      <text:p text:style-name="P23">- Qual será a ordem de importância desses elementos, qual deve aparecer primeiro, segundo etc.</text:p>
      <text:p text:style-name="P23">- Qual será a ação final para qual o usuario esta sendo direcionado e o que o usuario precisará fazer ao chegar no final do “Z”.</text:p>
      <text:p text:style-name="P4"/>
      <text:p text:style-name="P23">Após isso será possível colocar toda a linha de pensamento na forma do design.</text:p>
      <text:p text:style-name="P23"/>
      <text:p text:style-name="P23"><text:span text:style-name="T4">Topo do padrão “Z” –</text:span> A primeira linha fica onde é localizado o cabeçalho. O canto superior esquerdo é onde a logo ficará. Na parte direita é inserido o que é mais crucial os visitantes saberem, slogan, links para redes sociais ou o menu.</text:p>
      <text:p text:style-name="P23"><text:soft-page-break/>Os visitantes esperam encontrar facilmente opções acessiveis de navegação no topo da pagina. Ja que se entrarem no site com uma intenção especifica então provavelmente irão verificar o topo para ver se tem um link para isso. O melhor a se fazer é organizar o site em diversas categorias que são relevantes.</text:p>
      <text:p text:style-name="P23"/>
      <text:p text:style-name="P24">Diagonal do padrão “Z” – <text:span text:style-name="T7">O proposito aqui é levar os usuarios rapidamente de onde eles pararam de olhar no topo, diretamente para onde é melhor eles continarem a verificar. O que for inserido nessa parte é preciso atrair a atenção dos usuarios, dessa forma irão manter o interesse por tempo suficiente para completar a ação identificada anteriormente como seu objetivo final.</text:span></text:p>
      <text:p text:style-name="P24"><text:span text:style-name="T7">Incorporar um elemento visual como um background de video, uma galeria interativa ou uma animação que atraia os olhares é uma forma infalivel para conseguir isso, já que irão mostrar ao invés de falar.</text:span></text:p>
      <text:p text:style-name="P24"><text:span text:style-name="T7">Resumindo: A meta aqui é fazer o visitante se direcionar ao longo da pagina em direção ao final.</text:span></text:p>
      <text:p text:style-name="P24"><text:span text:style-name="T7"/></text:p>
      <text:p text:style-name="P24">Final do padrão “Z” –<text:span text:style-name="T7"> </text:span><text:span text:style-name="T8">Este ultimo plano horizontal é como se fosse o ajuste final para chegar no “Pedido”. Dessa forma, qualquer informação colocada deve ter o objetivo de responder todas as questões que o visitante ainda possa ter. Nessa parte o melhor a se fazer é usar pequenas caixas com um texto curto mostrando os beneficios do produto, trechos de criticas fantasticas ou algumas poucas frases sobre a “historia” do negocio, produto etc.</text:span></text:p>
      <text:p text:style-name="P25"><text:span text:style-name="T7">Agora que o visitante chegou no final é hora de mostrar a chamada de atenção (CTA), pedido de inscrição de newsletter, compra de produto, download de relatório, agenda de horario etc.</text:span></text:p>
      <text:p text:style-name="P25"><text:soft-page-break/><text:span text:style-name="T7">A forma que o CTA será colocado é importante. Utilizar efeitos de design como uma cor forte que contraste com o restante da pagina, um botão ou uma fonte acentuada para realçar o “pedido” é uma boa opção.</text:span></text:p>
      <text:h text:style-name="P16" text:outline-level="2"><text:span text:style-name="T6">Como fazer o f</text:span>luxo “<text:span text:style-name="T9">F</text:span><text:span text:style-name="T6">”</text:span></text:h>
      <text:p text:style-name="P4"/>
      <text:p text:style-name="P4"/>
      <text:p text:style-name="P4">___</text:p>
      <text:p text:style-name="P5">Design para o padrão de leitura “F” – <text:span text:style-name="T1">É essencial criar titulos e subtitulos cativantes, para explicar rapidamente ao visitante o que ele pode esperar encontrar na pagina e por que vale a pena ficar por aqui. A primeira linha horizontal é onde geralmente fica o cabeçalho e a imagem em destaque e a segunda linha é onde entraria um subtitulo um pouco mais adiante no texto. Alem de despertar o interesse dos leitores, criar titulos H1 e H3 pode dar uma grande alavancada no SEO do site, pois faz todo o texto ser mais facilmente encontrado através do indice de buscas do google.</text:span></text:p>
      <text:p text:style-name="P6">Essa estrutura põe muito significado na area onde se encontram os dois primeiros parafrafos da pagina. É preciso incluir um “gancho” no momento em que alcançar o final desta sequencia, seja através de titulos cativantes ou de um inicio instigante.</text:p>
      <text:p text:style-name="P6">Os dois planos horizontais do F são usados para manter o visitante navegando até o final.</text:p>
      <text:p text:style-name="P6">Linha vertical do padrão F – Depois de verificar tudo ao longo da seção horizontal do topo da pagina, o usuario vai naturalmente gravitar verticalmente para baixo, ficando do lado esquerdo. Esse espaço será preenchido com elementos interessantes que se <text:soft-page-break/>destaquem, isso encoraja leitores a quebrar seu ritmo instintivo de leitura e a realmente seguir lendo a frase até o fim.</text:p>
      <text:p text:style-name="P6">Algumas estrategias para isso acontecer:</text:p>
      <text:p text:style-name="P6">Destacar palavras-chave em paragrafos, titulso e listas com marcadores → Não faça os leitores continuarem até o final da frase para descobrir qual<text:tab/>o seu ponto, faça algo mais especifico que informe o conteudo no começo.</text:p>
      <text:p text:style-name="P6">Elementos de formatação → Espalhe pelo seu conteudo elementos de estilo, como citações, imagens em destaque ou listas com marcadores ou numeradas. Estes elementos quebram a pagina e também proporcionam marcos que facilitam para atrair o olhar à medida que ele vai passeando ao longo da pagina. Outro trampolim é usar os algorismos (quando for relevante) ao invés de escrever o numero em palavras. O contraste com as letras do alfabeto serve como uma outra maneira de quebrar o texto e atrair a atenção.</text:p>
      <text:p text:style-name="P6"/>
      <text:p text:style-name="P6">Principios gerais que deve considerar ao usar o padrão F – A paciencia para ler online só tolera frases curtas. Sua informação deve ser acessivel e facil de compreender. Exigir que os leitores façam um esforço ou voltem atras para conseguir entender seu ponto não é uma boa estrategia para cativa-los.</text:p>
      <text:p text:style-name="P6">Não é preciso diminuir a qualidade das sua ideias para vender seus produtos ou serviços aos seus leitores. Basta apenas criar estrategias alternativas para agregar diversidade sem sobrecarregar visualmente os leitores com uma frase interminavel. </text:p>
      <text:p text:style-name="P6">Se você tem uma ideia mais elaborada para mostrar, associe essa ideia à outras informações relevantes ou complemente o paragrafo com imagens ou infograficos para aumentar a compreensão.</text:p>
      <text:p text:style-name="P6"><text:soft-page-break/></text:p>
      <text:p text:style-name="P6">Avalia a clareza do conteudo escrito: <text:a xlink:type="simple" xlink:href="https://www.webfx.com/tools/read-able/" text:style-name="Internet_20_link" text:visited-style-name="Visited_20_Internet_20_Link">https://www.webfx.com/tools/read-able/</text:a></text:p>
      <text:p text:style-name="P7">____</text:p>
      <text:p text:style-name="P7"/>
      <text:p text:style-name="P6"/>
      <text:p text:style-name="P6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  <style:font-face style:name="Ubunut" svg:font-family="Ubunu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7:46:39.146000000</meta:creation-date>
    <dc:date>2024-01-11T07:01:46.144000000</dc:date>
    <meta:editing-duration>PT8H57M28S</meta:editing-duration>
    <meta:editing-cycles>20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48" meta:word-count="1386" meta:character-count="8449" meta:non-whitespace-character-count="7100"/>
  </office:meta>
</office:document-meta>
</file>